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page"/>
      <style:text-properties fo:font-weight="bold" officeooo:rsid="00180312" officeooo:paragraph-rsid="00180312" style:font-weight-asian="bold" style:font-weight-complex="bold"/>
    </style:style>
    <style:style style:name="P2" style:family="paragraph" style:parent-style-name="Standard">
      <style:paragraph-properties fo:line-height="100%" fo:text-align="justify" style:justify-single-word="false" style:writing-mode="page">
        <style:tab-stops>
          <style:tab-stop style:position="1.852cm"/>
          <style:tab-stop style:position="2.302cm"/>
        </style:tab-stops>
      </style:paragraph-properties>
      <style:text-properties fo:font-weight="bold" officeooo:rsid="0019068f" officeooo:paragraph-rsid="0019068f" style:font-weight-asian="bold" style:font-weight-complex="bold"/>
    </style:style>
    <style:style style:name="P3" style:family="paragraph" style:parent-style-name="Standard">
      <style:paragraph-properties fo:line-height="100%" fo:text-align="justify" style:justify-single-word="false" style:writing-mode="page"/>
      <style:text-properties fo:font-weight="bold" officeooo:rsid="0019068f" officeooo:paragraph-rsid="0019068f" style:font-weight-asian="bold" style:font-weight-complex="bold"/>
    </style:style>
    <style:style style:name="P4" style:family="paragraph" style:parent-style-name="Standard">
      <style:paragraph-properties fo:line-height="100%" fo:text-align="justify" style:justify-single-word="false" style:writing-mode="page"/>
      <style:text-properties fo:font-weight="normal" officeooo:rsid="0019068f" officeooo:paragraph-rsid="0019068f" style:font-weight-asian="normal" style:font-weight-complex="normal"/>
    </style:style>
    <style:style style:name="P5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2d7a96" officeooo:paragraph-rsid="002d7a96" style:font-weight-asian="normal" style:font-weight-complex="normal"/>
    </style:style>
    <style:style style:name="P6" style:family="paragraph" style:parent-style-name="Standard">
      <style:paragraph-properties fo:line-height="100%" fo:text-align="justify" style:justify-single-word="false" style:writing-mode="page">
        <style:tab-stops>
          <style:tab-stop style:position="0.609cm"/>
          <style:tab-stop style:position="1.005cm"/>
        </style:tab-stops>
      </style:paragraph-properties>
      <style:text-properties fo:font-weight="bold" officeooo:rsid="002d7a96" officeooo:paragraph-rsid="002d7a96" style:font-weight-asian="bold" style:font-weight-complex="bold"/>
    </style:style>
    <style:style style:name="P7" style:family="paragraph" style:parent-style-name="Standard">
      <style:paragraph-properties fo:line-height="100%" fo:text-align="justify" style:justify-single-word="false" fo:break-before="page" style:writing-mode="page">
        <style:tab-stops>
          <style:tab-stop style:position="0.609cm"/>
          <style:tab-stop style:position="1.005cm"/>
        </style:tab-stops>
      </style:paragraph-properties>
      <style:text-properties fo:font-weight="normal" officeooo:rsid="002d7a96" officeooo:paragraph-rsid="002d7a96" style:font-weight-asian="normal" style:font-weight-complex="normal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officeooo:rsid="002d7a96"/>
    </style:style>
    <style:style style:name="T2" style:family="text">
      <style:text-properties officeooo:rsid="002ef25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JIAN AKHIR SEMESTER</text:p>
      <text:p text:style-name="P1">MADRASAH DINIYAH AL MUBAROKAH</text:p>
      <text:p text:style-name="P1">TAHUN PELAJARAN 2016/2017</text:p>
      <text:p text:style-name="P1"><draw:line text:anchor-type="paragraph" draw:z-index="0" draw:name="Shape1" draw:style-name="gr1" draw:text-style-name="P8" svg:x1="-0.034cm" svg:y1="0.245cm" svg:x2="17.058cm" svg:y2="0.298cm"><text:p/></draw:line></text:p>
      <text:section text:style-name="Sect1" text:name="Section1">
        <text:p text:style-name="P2">NAMA<text:tab/>:</text:p>
        <text:p text:style-name="P2">KELAS<text:tab/>: <text:span text:style-name="T1">IV (EMPAT)</text:span></text:p>
        <text:p text:style-name="P2"><draw:line text:anchor-type="paragraph" draw:z-index="1" draw:name="Shape1" draw:style-name="gr1" draw:text-style-name="P8" svg:x1="-0.026cm" svg:y1="0.261cm" svg:x2="17.085cm" svg:y2="0.293cm"><text:p/></draw:line></text:p>
        <text:p text:style-name="P2">SOAL<text:tab/>:<text:tab/><text:span text:style-name="T1">FIQIH</text:span></text:p>
        <text:p text:style-name="P2">HARI<text:tab/>:</text:p>
      </text:section>
      <text:p text:style-name="P3">A. PERTANYAAN PILIHAN</text:p>
      <text:p text:style-name="P3">Berilah tanda silang (x) pada jawaban pertanyaan di bawah ini !</text:p>
      <text:p text:style-name="P4"/>
      <text:p text:style-name="P5">1.<text:tab/>Sholat fardu pertama kali diwajibkan pada saat peristiwa …</text:p>
      <text:section text:style-name="Sect2" text:name="Section2">
        <text:p text:style-name="P5"><text:tab/>A. Perang Badar</text:p>
        <text:p text:style-name="P5"><text:tab/>B. Isro Miroj</text:p>
        <text:p text:style-name="P5"><text:tab/>C. Futu Makkah</text:p>
        <text:p text:style-name="P5"><text:tab/>D. Intifardah</text:p>
      </text:section>
      <text:p text:style-name="P5">2.<text:tab/>Sholat mencegah dari perbuatan …</text:p>
      <text:section text:style-name="Sect2" text:name="Section3">
        <text:p text:style-name="P5"><text:tab/>A. Buruk</text:p>
        <text:p text:style-name="P5"><text:tab/>B. Tercela</text:p>
        <text:p text:style-name="P5"><text:tab/>C. Keji dan Munkar</text:p>
        <text:p text:style-name="P5"><text:tab/>D. Jahat/Dzolim</text:p>
      </text:section>
      <text:p text:style-name="P5">3.<text:tab/>Jadikanlah sabar dan sholat sebagai …</text:p>
      <text:section text:style-name="Sect2" text:name="Section4">
        <text:p text:style-name="P5"><text:tab/>A. Penolong </text:p>
        <text:p text:style-name="P5"><text:tab/>B. Ibadah</text:p>
        <text:p text:style-name="P5"><text:tab/>C. Penyejuk hati</text:p>
        <text:p text:style-name="P5"><text:tab/>D. Pencerah</text:p>
      </text:section>
      <text:p text:style-name="P5">4.<text:tab/>Dzikir yang paling utama adalah …</text:p>
      <text:section text:style-name="Sect2" text:name="Section5">
        <text:p text:style-name="P5"><text:tab/>A. Munajat</text:p>
        <text:p text:style-name="P5"><text:tab/>B. Doa</text:p>
        <text:p text:style-name="P5"><text:tab/>C. Zakat</text:p>
        <text:p text:style-name="P5"><text:tab/>D. Sholat</text:p>
      </text:section>
      <text:p text:style-name="P5">5.<text:tab/>Balasan bagi orang yang sengaja meninggalkan sholat adalah …</text:p>
      <text:section text:style-name="Sect2" text:name="Section6">
        <text:p text:style-name="P5"><text:tab/>A. Mendapat kesempitan</text:p>
        <text:p text:style-name="P5"><text:tab/>B. Rezeki yang sedikit</text:p>
        <text:p text:style-name="P5"><text:tab/>C. Kesusahan hidup</text:p>
        <text:p text:style-name="P5"><text:tab/>D. di Neraka Jahanam</text:p>
      </text:section>
      <text:p text:style-name="P5">6.<text:tab/>Sunah dalam Sholat ada berapa …</text:p>
      <text:section text:style-name="Sect2" text:name="Section7">
        <text:p text:style-name="P5"><text:tab/>A. Tiga</text:p>
        <text:p text:style-name="P5"><text:tab/>B. Dua</text:p>
        <text:p text:style-name="P5"><text:tab/>C. Empat</text:p>
        <text:p text:style-name="P5"><text:tab/>D. Lima</text:p>
      </text:section>
      <text:p text:style-name="P5">7.<text:tab/>Membaca tasyahud awal termasuk ke dalam …</text:p>
      <text:section text:style-name="Sect2" text:name="Section8">
        <text:p text:style-name="P5"><text:tab/>A. Sunah hai’at </text:p>
        <text:p text:style-name="P5"><text:tab/>B. Sunah abad</text:p>
        <text:p text:style-name="P5"><text:tab/>C. Rukun sholat</text:p>
        <text:p text:style-name="P5"><text:tab/>D. Syarat sholat</text:p>
      </text:section>
      <text:p text:style-name="P5">8.<text:tab/>Yang termasuk sunah haiat adalah .. .kecuali</text:p>
      <text:section text:style-name="Sect2" text:name="Section9">
        <text:p text:style-name="P5"><text:tab/>A. Membaca doa iftitah</text:p>
        <text:p text:style-name="P5"><text:tab/>B. Membaca taawudz</text:p>
        <text:p text:style-name="P5"><text:tab/>C. Membaca sholawat atas nabi</text:p>
        <text:p text:style-name="P5"><text:tab/>D. Mengangkat kedua tangan</text:p>
      </text:section>
      <text:p text:style-name="P5">9.<text:tab/>Terbuka aurat, berhadats dan mengubah niat termasuk …</text:p>
      <text:section text:style-name="Sect2" text:name="Section10">
        <text:p text:style-name="P5"><text:tab/>A. Rukun Sholat</text:p>
        <text:p text:style-name="P5"><text:tab/>B. Sunat sholat</text:p>
        <text:p text:style-name="P5"><text:tab/>C. Batal Sholat</text:p>
        <text:p text:style-name="P5"><text:tab/>D. Syarat Sholat</text:p>
      </text:section>
      <text:p text:style-name="P5">10.<text:tab/>Sujud sahwi dilakukan apabila kita ….</text:p>
      <text:section text:style-name="Sect2" text:name="Section11">
        <text:p text:style-name="P5"><text:tab/>A. Lupa jumlah rokaat</text:p>
        <text:p text:style-name="P5"><text:tab/>B. Mendengar surat sajdah</text:p>
        <text:p text:style-name="P5"><text:tab/>C. Keliru bacaan sholat</text:p>
        <text:p text:style-name="P5"><text:tab/>D. Keliru gerakan sholat</text:p>
      </text:section>
      <text:p text:style-name="P5">1<text:span text:style-name="T2">1</text:span>.<text:tab/>Terbuka kepala, bertolak pinggang dan memejamkan mata termasuk ….</text:p>
      <text:section text:style-name="Sect2" text:name="Section12">
        <text:p text:style-name="P5"><text:tab/>A. Rukun sholat</text:p>
        <text:p text:style-name="P5"><text:tab/>B. Syarat sholat</text:p>
        <text:p text:style-name="P5"><text:tab/>C. Makruh sholat</text:p>
        <text:p text:style-name="P5"><text:tab/>D. Sunnah sholat</text:p>
      </text:section>
      <text:p text:style-name="P5">12.<text:tab/>Orang yang tidak mendengar dan tidak menjawab adzan maka …</text:p>
      <text:section text:style-name="Sect2" text:name="Section13">
        <text:p text:style-name="P5"><text:tab/>A. Akan mendapat kesempitan</text:p>
        <text:p text:style-name="P5"><text:tab/>B. Akan menjadi keras hatinya</text:p>
        <text:p text:style-name="P5"><text:tab/>C. Akan buruk akhlaknya</text:p>
        <text:p text:style-name="P5"><text:tab/>D. Akan mendapat kerugian</text:p>
      </text:section>
      <text:p text:style-name="P5">13.<text:tab/>“Assholatu Khoirun Minannauum” adalah lafadz ketika adzan ….</text:p>
      <text:section text:style-name="Sect2" text:name="Section14">
        <text:p text:style-name="P5"><text:tab/>A. Maghrib</text:p>
        <text:p text:style-name="P5"><text:tab/>B. Shubuh</text:p>
        <text:p text:style-name="P5"><text:tab/>C. Isya</text:p>
        <text:p text:style-name="P5"><text:tab/>D. Dzuhur</text:p>
      </text:section>
      <text:p text:style-name="P5">14.<text:tab/>“ Assholatu Khoirun Minannauum” artinya adalah ….</text:p>
      <text:section text:style-name="Sect2" text:name="Section15">
        <text:p text:style-name="P5"><text:tab/>A. Sholat itu lebih baik daripada tidur</text:p>
        <text:p text:style-name="P5"><text:tab/>B. Dirikanlah sholat tunaikanlah zkat</text:p>
        <text:p text:style-name="P5"><text:tab/>C. Mari menuju kemenangan</text:p>
        <text:p text:style-name="P5"><text:tab/>D. Marilah kita sholat</text:p>
      </text:section>
      <text:p text:style-name="P5"><text:soft-page-break/>15.<text:tab/>Adzan dan Iqomah hukumnya adalah …</text:p>
      <text:section text:style-name="Sect2" text:name="Section16">
        <text:p text:style-name="P5"><text:tab/>A. Sunah ghoiru muakkad</text:p>
        <text:p text:style-name="P5"><text:tab/>B. Sunah muakkad</text:p>
        <text:p text:style-name="P5"><text:tab/>C. Fardu ain</text:p>
        <text:p text:style-name="P5"><text:tab/>D. Fardu kifayyah</text:p>
      </text:section>
      <text:p text:style-name="P5"/>
      <text:p text:style-name="P5"/>
      <text:p text:style-name="P6">B. <text:tab/>PERTANYAAN ESSEY</text:p>
      <text:p text:style-name="P6"><text:tab/>Jawablah pertanyaan essey di bawah ini dengan jelas dan tepat !</text:p>
      <text:p text:style-name="P6"/>
      <text:p text:style-name="P5">1. Apa keutamaan sholat fardhu?</text:p>
      <text:p text:style-name="P5">2. Sebutkan perkara yang termasuk batal dalam sholat ?</text:p>
      <text:p text:style-name="P5">3. Sebutkan kapan waktu sholat Dzuhur dan sholat Ashar?</text:p>
      <text:p text:style-name="P5">4. Tuliskan niat sholat sunat Taraweh?</text:p>
      <text:p text:style-name="P5">5. Tuliskan doa sesudah Adzan?</text:p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ie Rahmat Hidayat</meta:initial-creator>
    <meta:creation-date>2017-05-30T11:27:32.210992473</meta:creation-date>
    <meta:generator>LibreOffice/5.3.3.2$Linux_X86_64 LibreOffice_project/30m0$Build-2</meta:generator>
    <dc:date>2017-05-30T20:47:40.528229472</dc:date>
    <dc:creator>Richie Rahmat Hidayat</dc:creator>
    <meta:editing-duration>PT1H35M45S</meta:editing-duration>
    <meta:editing-cycles>30</meta:editing-cycles>
    <meta:document-statistic meta:table-count="0" meta:image-count="0" meta:object-count="0" meta:page-count="3" meta:paragraph-count="91" meta:word-count="393" meta:character-count="2294" meta:non-whitespace-character-count="1928"/>
  </office:meta>
</office:document-meta>
</file>